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imbusMonL-Regu" svg:font-family="NimbusMonL-Regu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4pt" fo:font-style="normal" fo:font-weight="bold" fo:background-color="transparent" style:font-name-asian="NimbusMonL-Regu" style:font-size-asian="14pt" style:font-style-asian="normal" style:font-weight-asian="bold" style:font-name-complex="NimbusMonL-Regu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4pt" fo:font-style="normal" fo:font-weight="normal" fo:background-color="transparent" style:font-name-asian="NimbusMonL-Regu" style:font-size-asian="14pt" style:font-style-asian="normal" style:font-weight-asian="normal" style:font-name-complex="NimbusMonL-Regu" style:font-size-complex="14pt" style:font-style-complex="normal" style:font-weight-complex="normal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4pt" fo:font-style="normal" style:text-underline-style="none" fo:font-weight="normal" fo:background-color="transparent" style:font-name-asian="NimbusMonL-Regu" style:font-size-asian="14pt" style:font-style-asian="normal" style:font-weight-asian="normal" style:font-name-complex="NimbusMonL-Regu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4pt" fo:font-style="normal" style:text-underline-style="none" fo:font-weight="normal" fo:background-color="transparent" style:font-name-asian="NimbusMonL-Regu" style:font-size-asian="14pt" style:font-style-asian="normal" style:font-weight-asian="normal" style:font-name-complex="NimbusMonL-Regu" style:font-size-complex="14pt" style:font-style-complex="normal" style:font-weight-complex="normal"/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4pt" fo:font-style="normal" style:text-underline-style="none" fo:font-weight="bold" fo:background-color="transparent" style:font-name-asian="NimbusMonL-Regu" style:font-size-asian="14pt" style:font-style-asian="normal" style:font-weight-asian="bold" style:font-name-complex="NimbusMonL-Regu" style:font-size-complex="14pt" style:font-style-complex="normal" style:font-weight-complex="bold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style:use-window-font-color="true" fo:font-size="14pt" fo:font-style="normal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style:use-window-font-color="true" fo:font-size="14pt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font-name="Times New Roman" style:text-underline-style="none" style:font-name-asian="NimbusMonL-Regu" style:font-name-complex="NimbusMonL-Regu"/>
    </style:style>
    <style:style style:name="T2" style:family="text">
      <style:text-properties fo:background-color="#ffff0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background-color="#ffff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ackList = function( nn=names(xx) ){</text:p>
      <text:p text:style-name="P1"><text:span text:style-name="T6">#note: nn has to be in order by lag number, ie: lag0, lag1, lag2, lag3, lag4 <text:s/></text:span></text:p>
      <text:p text:style-name="P2">cm = t( <text:s/>combn( nn, m=2 ) <text:s/>) <text:tab/><text:tab/><text:tab/><text:tab/></text:p>
      <text:p text:style-name="P6">blk.lst = matrix( ' ', ncol=2, nrow=10*length(nn) )</text:p>
      <text:p text:style-name="P6">colnames( blk.lst ) = c( 'from', 'to' )</text:p>
      <text:p text:style-name="P6"/>
      <text:p text:style-name="P6">blk.lst [ 1:<text:span text:style-name="T1">length(nn)</text:span>, 'from' ] = 'response' <text:s text:c="2"/><text:tab/># response is at lag 0 so it cannot go to all other nodes </text:p>
      <text:p text:style-name="P6">blk.lst [ 1:<text:span text:style-name="T1">length(nn)</text:span> , 'to' ] = nn</text:p>
      <text:p text:style-name="P3">blk.lst [ (length(nn)+1):( length(nn) + nrow( cm ) ), c( 'from', 'to' ) ] = <text:s/>cm <text:s text:c="4"/></text:p>
      <text:p text:style-name="P3">L = ( length(nn) + nrow( cm ) ) <text:s text:c="8"/># row L is already is use <text:s text:c="2"/>serves as new baseline</text:p>
      <text:p text:style-name="P5">for( ii in 1:4 ) {</text:p>
      <text:p text:style-name="P3">pp = paste( '_L', ii, sep = '' )</text:p>
      <text:p text:style-name="P3">lev1 = str_detect( cm[ , 1 ], <text:s/>pp <text:s/>) <text:s text:c="7"/></text:p>
      <text:p text:style-name="P3">lev2 = str_detect( cm[ , 2 ], <text:s/>pp ) </text:p>
      <text:p text:style-name="P3">mm = lev2 &amp; lev1 <text:s text:c="18"/># these are matches of lev1 and lev2 <text:s/>both must be true <text:s/>index is the same as cm</text:p>
      <text:p text:style-name="P3">M = sum( ifelse( mm==T, 1, <text:s/>0 ) <text:s/>)</text:p>
      <text:p text:style-name="P5">if( M <text:s/>&gt; 0 ){</text:p>
      <text:p text:style-name="P3"><text:tab/> blk.lst[ (L+1):( L + M ), c(<text:span text:style-name="T3"> 'to', 'from'</text:span> ) ] <text:s/>= cm[ mm, ]</text:p>
      <text:p text:style-name="P3"><text:tab/> L = L + M </text:p>
      <text:p text:style-name="P3"><text:s text:c="2"/>} # end if</text:p>
      <text:p text:style-name="P5">} <text:s/># end for ii</text:p>
      <text:p text:style-name="P3"/>
      <text:p text:style-name="P2">return( blk.lst[ 1:L, <text:s/>] )</text:p>
      <text:p text:style-name="P1"/>
      <text:p text:style-name="P2"><text:span text:style-name="T5">} # end of function</text:span> </text:p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imbusMonL-Regu" svg:font-family="NimbusMonL-Regu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902in" fo:margin-bottom="0.4902in" fo:margin-left="0.4902in" fo:margin-right="0.4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loyd L</meta:initial-creator>
    <meta:creation-date>2019-12-12T07:10:57.24</meta:creation-date>
    <meta:document-statistic meta:table-count="0" meta:image-count="0" meta:object-count="0" meta:page-count="1" meta:paragraph-count="22" meta:word-count="219" meta:character-count="992"/>
    <dc:date>2019-12-12T07:13:57.27</dc:date>
    <dc:creator>Lloyd L</dc:creator>
    <meta:editing-duration>PT3M</meta:editing-duration>
    <meta:editing-cycles>1</meta:editing-cycles>
    <meta:generator>OpenOffice/4.1.6$Win32 OpenOffice.org_project/416m1$Build-9790</meta:generator>
  </office:meta>
</office:document-meta>
</file>